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-0.25cm" fo:margin-right="0cm" fo:line-height="115%" fo:text-align="justify" style:justify-single-word="false" fo:text-indent="1.499cm" style:auto-text-indent="false"/>
      <style:text-properties fo:font-size="14pt" fo:letter-spacing="-0.005cm" fo:font-style="italic" fo:font-weight="normal" officeooo:paragraph-rsid="0003daa7" style:font-size-asian="14pt" style:font-style-asian="italic" style:font-weight-asian="normal" style:font-size-complex="14pt" style:font-style-complex="italic"/>
    </style:style>
    <style:style style:name="P2" style:family="paragraph" style:parent-style-name="Standard">
      <style:paragraph-properties fo:margin-left="-0.25cm" fo:margin-right="0cm" fo:line-height="115%" fo:text-align="justify" style:justify-single-word="false" fo:text-indent="1.499cm" style:auto-text-indent="false"/>
      <style:text-properties fo:font-size="14pt" fo:letter-spacing="-0.005cm" fo:font-style="italic" fo:font-weight="normal" officeooo:paragraph-rsid="000425d8" style:font-size-asian="14pt" style:font-style-asian="italic" style:font-weight-asian="normal" style:font-size-complex="14pt" style:font-style-complex="italic"/>
    </style:style>
    <style:style style:name="P3" style:family="paragraph" style:parent-style-name="Standard">
      <style:paragraph-properties fo:margin-left="-0.25cm" fo:margin-right="0cm" fo:line-height="115%" fo:text-align="justify" style:justify-single-word="false" fo:text-indent="1.499cm" style:auto-text-indent="false"/>
      <style:text-properties fo:font-size="14pt" fo:font-style="italic" fo:font-weight="normal" officeooo:paragraph-rsid="0003daa7" style:font-size-asian="14pt" style:font-style-asian="italic" style:font-weight-asian="normal" style:font-size-complex="14pt" style:font-style-complex="italic"/>
    </style:style>
    <style:style style:name="P4" style:family="paragraph" style:parent-style-name="Standard">
      <style:paragraph-properties fo:margin-left="-0.25cm" fo:margin-right="0cm" fo:line-height="115%" fo:text-align="justify" style:justify-single-word="false" fo:text-indent="1.499cm" style:auto-text-indent="false"/>
      <style:text-properties fo:font-size="14pt" fo:font-style="italic" fo:font-weight="normal" officeooo:paragraph-rsid="000425d8" style:font-size-asian="14pt" style:font-style-asian="italic" style:font-weight-asian="normal" style:font-size-complex="14pt" style:font-style-complex="italic"/>
    </style:style>
    <style:style style:name="P5" style:family="paragraph" style:parent-style-name="Standard">
      <style:paragraph-properties fo:margin-left="-0.25cm" fo:margin-right="0cm" fo:text-align="justify" style:justify-single-word="false" fo:text-indent="1.499cm" style:auto-text-indent="false"/>
      <style:text-properties fo:font-size="14pt" fo:letter-spacing="-0.007cm" fo:font-style="italic" fo:font-weight="normal" officeooo:paragraph-rsid="0003daa7" style:font-size-asian="14pt" style:font-style-asian="italic" style:font-weight-asian="normal" style:font-size-complex="14pt" style:font-style-complex="italic"/>
    </style:style>
    <style:style style:name="P6" style:family="paragraph" style:parent-style-name="Standard">
      <style:paragraph-properties fo:margin-left="-0.25cm" fo:margin-right="0cm" fo:line-height="115%" fo:text-align="justify" style:justify-single-word="false" fo:text-indent="1.499cm" style:auto-text-indent="false"/>
      <style:text-properties fo:font-size="14pt" fo:letter-spacing="-0.004cm" fo:font-style="italic" fo:font-weight="normal" officeooo:paragraph-rsid="0003daa7" style:font-size-asian="14pt" style:font-style-asian="italic" style:font-weight-asian="normal" style:font-size-complex="14pt" style:font-style-complex="italic"/>
    </style:style>
    <style:style style:name="P7" style:family="paragraph" style:parent-style-name="Standard">
      <style:paragraph-properties fo:margin-left="-0.25cm" fo:margin-right="0cm" fo:line-height="115%" fo:text-align="justify" style:justify-single-word="false" fo:text-indent="1.499cm" style:auto-text-indent="false"/>
      <style:text-properties fo:font-size="14pt" fo:letter-spacing="-0.004cm" fo:font-style="italic" fo:font-weight="normal" officeooo:paragraph-rsid="000425d8" style:font-size-asian="14pt" style:font-style-asian="italic" style:font-weight-asian="normal" style:font-size-complex="14pt" style:font-style-complex="italic"/>
    </style:style>
    <style:style style:name="P8" style:family="paragraph" style:parent-style-name="Standard">
      <style:paragraph-properties fo:margin-left="-0.25cm" fo:margin-right="0cm" fo:line-height="115%" fo:text-align="justify" style:justify-single-word="false" fo:text-indent="1.499cm" style:auto-text-indent="false"/>
      <style:text-properties fo:font-size="14pt" fo:letter-spacing="-0.002cm" fo:font-style="italic" fo:font-weight="normal" officeooo:paragraph-rsid="0003daa7" style:font-size-asian="14pt" style:font-style-asian="italic" style:font-weight-asian="normal" style:font-size-complex="14pt" style:font-style-complex="italic"/>
    </style:style>
    <style:style style:name="P9" style:family="paragraph" style:parent-style-name="Standard">
      <style:paragraph-properties fo:margin-left="-0.25cm" fo:margin-right="0cm" fo:line-height="115%" fo:text-align="justify" style:justify-single-word="false" fo:text-indent="1.499cm" style:auto-text-indent="false"/>
      <style:text-properties fo:font-size="14pt" fo:letter-spacing="-0.002cm" fo:font-style="italic" fo:font-weight="normal" officeooo:paragraph-rsid="000425d8" style:font-size-asian="14pt" style:font-style-asian="italic" style:font-weight-asian="normal" style:font-size-complex="14pt" style:font-style-complex="italic"/>
    </style:style>
    <style:style style:name="P10" style:family="paragraph" style:parent-style-name="Standard">
      <style:paragraph-properties fo:margin-left="-0.25cm" fo:margin-right="0cm" fo:line-height="115%" fo:text-align="justify" style:justify-single-word="false" fo:text-indent="1.499cm" style:auto-text-indent="false"/>
      <style:text-properties fo:font-size="14pt" fo:letter-spacing="0.009cm" fo:font-style="italic" fo:font-weight="normal" officeooo:paragraph-rsid="0003daa7" style:font-size-asian="14pt" style:font-style-asian="italic" style:font-weight-asian="normal" style:font-size-complex="14pt" style:font-style-complex="italic"/>
    </style:style>
    <style:style style:name="P11" style:family="paragraph" style:parent-style-name="Standard">
      <style:paragraph-properties fo:margin-left="-0.25cm" fo:margin-right="0cm" fo:line-height="115%" fo:text-align="justify" style:justify-single-word="false" fo:text-indent="1.499cm" style:auto-text-indent="false"/>
      <style:text-properties officeooo:paragraph-rsid="0003daa7"/>
    </style:style>
    <style:style style:name="P12" style:family="paragraph" style:parent-style-name="Standard">
      <style:paragraph-properties fo:margin-left="-0.25cm" fo:margin-right="0cm" fo:line-height="115%" fo:text-align="justify" style:justify-single-word="false" fo:text-indent="1.499cm" style:auto-text-indent="false"/>
      <style:text-properties officeooo:paragraph-rsid="000425d8"/>
    </style:style>
    <style:style style:name="P13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font-size="14pt" fo:letter-spacing="-0.002cm" fo:font-style="italic" fo:font-weight="normal" officeooo:paragraph-rsid="000425d8" style:font-size-asian="14pt" style:font-style-asian="italic" style:font-weight-asian="normal" style:font-size-complex="14pt" style:font-style-complex="italic"/>
    </style:style>
    <style:style style:name="T1" style:family="text">
      <style:text-properties style:font-weight-complex="normal"/>
    </style:style>
    <style:style style:name="T2" style:family="text">
      <style:text-properties fo:letter-spacing="-0.007cm"/>
    </style:style>
    <style:style style:name="T3" style:family="text">
      <style:text-properties fo:font-size="14pt" fo:letter-spacing="-0.004cm" fo:font-style="italic" fo:font-weight="normal" style:font-size-asian="14pt" style:font-style-asian="italic" style:font-weight-asian="normal" style:font-size-complex="14pt" style:font-style-complex="italic"/>
    </style:style>
    <style:style style:name="T4" style:family="text">
      <style:text-properties fo:font-size="14pt" fo:letter-spacing="-0.004cm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font-size="14pt" fo:letter-spacing="-0.055cm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fo:font-size="14pt" fo:letter-spacing="-0.002cm" fo:font-style="italic" fo:font-weight="normal" style:font-size-asian="14pt" style:font-style-asian="italic" style:font-weight-asian="normal" style:font-size-complex="14pt" style:font-style-complex="italic"/>
    </style:style>
    <style:style style:name="T7" style:family="text">
      <style:text-properties fo:font-size="14pt" fo:letter-spacing="-0.002cm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fo:font-size="14pt" fo:letter-spacing="-0.037cm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font-size="14pt" fo:letter-spacing="-0.005cm" fo:font-style="italic" fo:font-weight="normal" style:font-size-asian="14pt" style:font-style-asian="italic" style:font-weight-asian="normal" style:font-size-complex="14pt" style:font-style-complex="italic"/>
    </style:style>
    <style:style style:name="T10" style:family="text">
      <style:text-properties fo:font-size="14pt" fo:letter-spacing="-0.023cm" fo:font-style="italic" fo:font-weight="normal" style:font-size-asian="14pt" style:font-style-asian="italic" style:font-weight-asian="normal" style:font-size-complex="14pt" style:font-style-complex="italic"/>
    </style:style>
    <style:style style:name="T11" style:family="text">
      <style:text-properties fo:font-size="14pt" fo:letter-spacing="-0.025cm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fo:font-size="14pt" fo:letter-spacing="0.005cm" fo:font-style="italic" fo:font-weight="normal" style:font-size-asian="14pt" style:font-style-asian="italic" style:font-weight-asian="normal" style:font-size-complex="14pt" style:font-style-complex="italic"/>
    </style:style>
    <style:style style:name="T13" style:family="text">
      <style:text-properties fo:font-size="14pt" fo:font-style="italic" fo:font-weight="normal" style:font-size-asian="14pt" style:font-style-asian="italic" style:font-weight-asian="normal" style:font-size-complex="14pt" style:font-style-complex="italic"/>
    </style:style>
    <style:style style:name="T14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" style:family="text">
      <style:text-properties fo:font-size="14pt" fo:letter-spacing="-0.026cm" fo:font-style="italic" fo:font-weight="normal" style:font-size-asian="14pt" style:font-style-asian="italic" style:font-weight-asian="normal" style:font-size-complex="14pt" style:font-style-complex="italic"/>
    </style:style>
    <style:style style:name="T16" style:family="text">
      <style:text-properties fo:font-size="14pt" fo:letter-spacing="-0.019cm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fo:letter-spacing="-0.026cm" style:font-weight-complex="normal"/>
    </style:style>
    <style:style style:name="T18" style:family="text">
      <style:text-properties fo:letter-spacing="-0.023cm" style:font-weight-complex="normal"/>
    </style:style>
    <style:style style:name="T19" style:family="text">
      <style:text-properties fo:letter-spacing="-0.025cm" style:font-weight-complex="normal"/>
    </style:style>
    <style:style style:name="T20" style:family="text">
      <style:text-properties style:text-underline-style="solid" style:text-underline-width="auto" style:text-underline-color="font-color" style:font-weight-complex="normal"/>
    </style:style>
    <style:style style:name="T21" style:family="text">
      <style:text-properties fo:letter-spacing="-0.005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Оглавление</text:p>
      <text:p text:style-name="P3"/>
      <text:p text:style-name="P5">Введение</text:p>
      <text:p text:style-name="P5"/>
      <text:p text:style-name="P6">Глава 1. Аналитическая часть</text:p>
      <text:p text:style-name="P6">1. Аналитическая часть</text:p>
      <text:p text:style-name="P11"><text:span text:style-name="T3">1.1.</text:span><text:span text:style-name="T6"> Технико-экономическая характеристика предметной области</text:span></text:p>
      <text:p text:style-name="P11"><text:span text:style-name="T3">1.1.1</text:span><text:span text:style-name="T6">. Характеристика предприятия</text:span></text:p>
      <text:p text:style-name="P3">1.1.2. Краткая характеристика подразделения или видов его деятельности</text:p>
      <text:p text:style-name="P8">1.2. Постановка задачи</text:p>
      <text:p text:style-name="P8">1.2.1. <text:s/>Сущность содержания задачи</text:p>
      <text:p text:style-name="P8">1.2.2. Обоснование необходимости и цели использования вычислительной техники для решения задачи</text:p>
      <text:p text:style-name="P6">1.2.3. Цель и назначение автоматизированного варианта решения задачи</text:p>
      <text:p text:style-name="P6">1.2.4. Общая характеристика организации решения задачи на ЭВМ</text:p>
      <text:p text:style-name="P8">1.2.5. Формализация расчетов</text:p>
      <text:p text:style-name="P3">1.3. Анализ существующих разработок и обоснование выбора технологии проектирования</text:p>
      <text:p text:style-name="P6">1.4. Обоснование проектных решений по видам обеспечения</text:p>
      <text:p text:style-name="P10">1.4.1. Техническое обеспечению (ТО)</text:p>
      <text:p text:style-name="P11"><text:span text:style-name="T10">1.4.2. И</text:span><text:span text:style-name="T6">нформационное обеспечение (ИО)</text:span></text:p>
      <text:p text:style-name="P8">1.4.3. Программное обеспечение (ПО)</text:p>
      <text:p text:style-name="P8">1.4.4. Технологическое обеспечение (ТО)</text:p>
      <text:p text:style-name="P6"/>
      <text:p text:style-name="P6"/>
      <text:p text:style-name="P6"/>
      <text:p text:style-name="P11"><text:span text:style-name="T3">Глава</text:span><text:span text:style-name="T6"> 2. Проектная часть</text:span></text:p>
      <text:p text:style-name="P9">2. Проектная часть</text:p>
      <text:p text:style-name="P12"><text:span text:style-name="T10">2.1. </text:span><text:span text:style-name="T6">Информационное обеспечение задачи (комплекса задач, АРМ)</text:span></text:p>
      <text:p text:style-name="P2">2.1.1. Информационная модель и ее описание</text:p>
      <text:p text:style-name="P7">2.1.2. Используемые классификаторы и системы кодирования</text:p>
      <text:p text:style-name="P9">2.1.3. Характеристика нормативно-справочной и входной оперативной информации</text:p>
      <text:p text:style-name="P7">2.1.4. Характеристика результатной информации</text:p>
      <text:p text:style-name="P4">2.2. Программное обеспечение задачи (комплекса задач, АРМ)</text:p>
      <text:p text:style-name="P7">2.2.1. Общие положения (дерево функций и сценарий диалога)</text:p>
      <text:p text:style-name="P4">2.2.2. Структурная схема пакета (дерево вызова процедур и программ)</text:p>
      <text:p text:style-name="P9">2.2.3. Описание программных модулей</text:p>
      <text:p text:style-name="P9"><text:soft-page-break/>2.2.4. Схема взаимосвязи программных модулей и информационных файлов</text:p>
      <text:p text:style-name="P12"><text:span text:style-name="T15">2.3</text:span><text:span text:style-name="T13">. </text:span><text:span text:style-name="T3">Технологическое обеспечение задачи (комплекса задач, АРМ)</text:span></text:p>
      <text:p text:style-name="P9">2.3.1. Организация технологии сбора, передачи, обработки и выдачи информации</text:p>
      <text:p text:style-name="P12"><text:span text:style-name="T12">2.3.2. Схема технологического процесса сбора, передачи, обработки и выдачи </text:span><text:span text:style-name="T6">информации</text:span></text:p>
      <text:p text:style-name="P12"><text:span text:style-name="T6"/></text:p>
      <text:p text:style-name="P12"><text:span text:style-name="T6"/></text:p>
      <text:p text:style-name="P11"><text:span text:style-name="T3">Глава</text:span><text:span text:style-name="T9"> 3. Обоснование экономической эффективности разработки</text:span></text:p>
      <text:p text:style-name="P13">3. Обоснование экономической эффективности проекта</text:p>
      <text:p text:style-name="P13">3.1. Выбор и обоснование методики расчета экономической эффективности.</text:p>
      <text:p text:style-name="P13"><text:span text:style-name="T21">3.2. Расчет показателей экономической эффективности проекта.</text:span></text:p>
      <text:p text:style-name="P13"><text:span text:style-name="T9"/></text:p>
      <text:p text:style-name="P13"><text:span text:style-name="T9"/></text:p>
      <text:p text:style-name="P1">Заключение</text:p>
      <text:p text:style-name="P1">Список используемой литературы</text:p>
      <text:p text:style-name="P1">Приложени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9T16:16:49.957343516</meta:creation-date>
    <meta:generator>LibreOffice/6.0.7.3$Linux_x86 LibreOffice_project/00m0$Build-3</meta:generator>
    <dc:date>2020-12-29T16:45:42.019630355</dc:date>
    <meta:editing-duration>PT7M33S</meta:editing-duration>
    <meta:editing-cycles>2</meta:editing-cycles>
    <meta:document-statistic meta:table-count="0" meta:image-count="0" meta:object-count="0" meta:page-count="2" meta:paragraph-count="41" meta:word-count="223" meta:character-count="1943" meta:non-whitespace-character-count="1760"/>
  </office:meta>
</office:document-meta>
</file>